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14c5" officeooo:paragraph-rsid="001d14c5" style:language-asian="zh" style:country-asian="CN"/>
    </style:style>
    <style:style style:name="P2" style:family="paragraph" style:parent-style-name="Standard">
      <style:text-properties fo:font-size="26pt" fo:font-weight="bold" officeooo:rsid="001d14c5" officeooo:paragraph-rsid="001d14c5" style:font-size-asian="26pt" style:language-asian="zh" style:country-asian="CN" style:font-weight-asian="bold" style:font-size-complex="26pt" style:font-weight-complex="bold"/>
    </style:style>
    <style:style style:name="P3" style:family="paragraph" style:parent-style-name="Standard">
      <style:text-properties fo:font-size="13.6999998092651pt" fo:font-weight="bold" officeooo:rsid="001ddd06" officeooo:paragraph-rsid="001ddd06" style:font-size-asian="12pt" style:language-asian="zh" style:country-asian="CN" style:font-weight-asian="bold" style:font-size-complex="13.6999998092651pt" style:font-weight-complex="bold"/>
    </style:style>
    <style:style style:name="P4" style:family="paragraph" style:parent-style-name="Standard">
      <style:text-properties fo:font-size="13.6999998092651pt" fo:font-weight="bold" officeooo:rsid="00226c40" officeooo:paragraph-rsid="00226c40" style:font-size-asian="12pt" style:language-asian="zh" style:country-asian="CN" style:font-weight-asian="bold" style:font-size-complex="13.6999998092651pt" style:font-weight-complex="bold"/>
    </style:style>
    <style:style style:name="P5" style:family="paragraph" style:parent-style-name="Standard">
      <style:text-properties fo:font-size="13.6999998092651pt" fo:font-weight="normal" officeooo:rsid="001d14c5" officeooo:paragraph-rsid="001d14c5" style:font-size-asian="12pt" style:language-asian="zh" style:country-asian="CN" style:font-weight-asian="normal" style:font-size-complex="13.6999998092651pt" style:font-weight-complex="normal"/>
    </style:style>
    <style:style style:name="P6" style:family="paragraph" style:parent-style-name="Standard">
      <style:text-properties fo:font-size="13.6999998092651pt" fo:font-weight="normal" officeooo:rsid="001ddd06" officeooo:paragraph-rsid="001ddd06" style:font-size-asian="12pt" style:language-asian="zh" style:country-asian="CN" style:font-weight-asian="normal" style:font-size-complex="13.6999998092651pt" style:font-weight-complex="normal"/>
    </style:style>
    <style:style style:name="P7" style:family="paragraph" style:parent-style-name="Standard">
      <style:text-properties fo:font-size="13.6999998092651pt" fo:font-weight="normal" officeooo:rsid="001e4408" officeooo:paragraph-rsid="001e4408" style:font-size-asian="12pt" style:language-asian="zh" style:country-asian="CN" style:font-weight-asian="normal" style:font-size-complex="13.6999998092651pt" style:font-weight-complex="normal"/>
    </style:style>
    <style:style style:name="P8" style:family="paragraph" style:parent-style-name="Standard">
      <style:text-properties fo:font-size="13.6999998092651pt" fo:font-weight="normal" officeooo:rsid="001eef2d" officeooo:paragraph-rsid="001eef2d" style:font-size-asian="12pt" style:language-asian="zh" style:country-asian="CN" style:font-weight-asian="normal" style:font-size-complex="13.6999998092651pt" style:font-weight-complex="normal"/>
    </style:style>
    <style:style style:name="P9" style:family="paragraph" style:parent-style-name="Standard">
      <style:text-properties fo:font-size="13.6999998092651pt" fo:font-weight="normal" officeooo:rsid="001f87f2" officeooo:paragraph-rsid="001f87f2" style:font-size-asian="12pt" style:language-asian="zh" style:country-asian="CN" style:font-weight-asian="normal" style:font-size-complex="13.6999998092651pt" style:font-weight-complex="normal"/>
    </style:style>
    <style:style style:name="P10" style:family="paragraph" style:parent-style-name="Standard">
      <style:text-properties fo:font-size="13.6999998092651pt" fo:font-weight="normal" officeooo:rsid="002169eb" officeooo:paragraph-rsid="002169eb" style:font-size-asian="12pt" style:language-asian="zh" style:country-asian="CN" style:font-weight-asian="normal" style:font-size-complex="13.6999998092651pt" style:font-weight-complex="normal"/>
    </style:style>
    <style:style style:name="P11" style:family="paragraph" style:parent-style-name="Standard">
      <style:text-properties fo:font-size="13.6999998092651pt" fo:font-weight="normal" officeooo:rsid="00226c40" officeooo:paragraph-rsid="00226c40" style:font-size-asian="12pt" style:language-asian="zh" style:country-asian="CN" style:font-weight-asian="normal" style:font-size-complex="13.6999998092651pt" style:font-weight-complex="normal"/>
    </style:style>
    <style:style style:name="P12" style:family="paragraph" style:parent-style-name="Standard">
      <style:text-properties fo:font-size="13.6999998092651pt" fo:font-weight="normal" officeooo:rsid="00226c40" officeooo:paragraph-rsid="00239f25" style:font-size-asian="12pt" style:language-asian="zh" style:country-asian="CN" style:font-weight-asian="normal" style:font-size-complex="13.6999998092651pt" style:font-weight-complex="normal"/>
    </style:style>
    <style:style style:name="P13" style:family="paragraph" style:parent-style-name="Standard">
      <style:text-properties fo:font-size="13.6999998092651pt" fo:font-weight="normal" officeooo:rsid="00239f25" officeooo:paragraph-rsid="00239f25" style:font-size-asian="12pt" style:language-asian="zh" style:country-asian="CN" style:font-weight-asian="normal" style:font-size-complex="13.6999998092651pt" style:font-weight-complex="normal"/>
    </style:style>
    <style:style style:name="P14" style:family="paragraph" style:parent-style-name="Standard">
      <style:text-properties fo:font-size="15pt" fo:font-weight="bold" officeooo:rsid="001eef2d" officeooo:paragraph-rsid="001eef2d" style:font-size-asian="15pt" style:language-asian="zh" style:country-asian="CN" style:font-weight-asian="bold" style:font-size-complex="15pt" style:font-weight-complex="bold"/>
    </style:style>
    <style:style style:name="P15" style:family="paragraph" style:parent-style-name="Standard">
      <style:text-properties fo:font-size="16pt" fo:font-weight="bold" officeooo:rsid="001ddd06" officeooo:paragraph-rsid="001ddd06" style:font-size-asian="16pt" style:language-asian="zh" style:country-asian="CN" style:font-weight-asian="bold" style:font-size-complex="16pt" style:font-weight-complex="bold"/>
    </style:style>
    <style:style style:name="P16" style:family="paragraph" style:parent-style-name="Standard">
      <style:text-properties fo:font-size="16pt" fo:font-weight="bold" officeooo:rsid="001f87f2" officeooo:paragraph-rsid="001f87f2" style:font-size-asian="16pt" style:language-asian="zh" style:country-asian="CN" style:font-weight-asian="bold" style:font-size-complex="16pt" style:font-weight-complex="bold"/>
    </style:style>
    <style:style style:name="P17" style:family="paragraph" style:parent-style-name="Standard">
      <style:text-properties fo:font-size="16pt" fo:font-weight="bold" officeooo:rsid="002169eb" officeooo:paragraph-rsid="002169eb" style:font-size-asian="16pt" style:language-asian="zh" style:country-asian="CN" style:font-weight-asian="bold" style:font-size-complex="16pt" style:font-weight-complex="bold"/>
    </style:style>
    <style:style style:name="P18" style:family="paragraph" style:parent-style-name="Standard">
      <style:text-properties fo:font-size="16pt" fo:font-weight="bold" officeooo:rsid="001e4408" officeooo:paragraph-rsid="001e4408" style:font-size-asian="16pt" style:language-asian="zh" style:country-asian="CN" style:font-weight-asian="bold" style:font-size-complex="16pt" style:font-weight-complex="bold"/>
    </style:style>
    <style:style style:name="P19" style:family="paragraph" style:parent-style-name="Standard">
      <style:text-properties fo:font-size="16pt" fo:font-weight="bold" officeooo:rsid="00226c40" officeooo:paragraph-rsid="00226c40" style:font-size-asian="16pt" style:language-asian="zh" style:country-asian="CN" style:font-weight-asian="bold" style:font-size-complex="16pt" style:font-weight-complex="bold"/>
    </style:style>
    <style:style style:name="P20" style:family="paragraph" style:parent-style-name="Standard">
      <style:text-properties fo:color="#ff00ff" fo:font-size="18pt" fo:font-weight="bold" officeooo:rsid="001f87f2" officeooo:paragraph-rsid="001f87f2" style:font-size-asian="18pt" style:language-asian="zh" style:country-asian="CN" style:font-weight-asian="bold" style:font-size-complex="18pt" style:font-weight-complex="bold"/>
    </style:style>
    <style:style style:name="P21" style:family="paragraph" style:parent-style-name="Standard">
      <style:text-properties fo:color="#ff00ff" fo:font-size="22pt" fo:font-weight="bold" officeooo:rsid="0025d332" officeooo:paragraph-rsid="0025d332" style:font-size-asian="22pt" style:language-asian="zh" style:country-asian="CN" style:font-weight-asian="bold" style:font-size-complex="22pt" style:font-weight-complex="bold"/>
    </style:style>
    <style:style style:name="P22" style:family="paragraph" style:parent-style-name="Standard">
      <style:text-properties fo:color="#ff0000" fo:font-size="18pt" fo:font-weight="bold" officeooo:rsid="001ddd06" officeooo:paragraph-rsid="001ddd06" style:font-size-asian="18pt" style:language-asian="zh" style:country-asian="CN" style:font-weight-asian="bold" style:font-size-complex="18pt" style:font-weight-complex="bold"/>
    </style:style>
    <style:style style:name="P23" style:family="paragraph" style:parent-style-name="Standard">
      <style:text-properties fo:font-size="22pt" fo:font-weight="bold" officeooo:rsid="00226c40" officeooo:paragraph-rsid="00226c40" style:font-size-asian="22pt" style:language-asian="zh" style:country-asian="CN" style:font-weight-asian="bold" style:font-size-complex="22pt" style:font-weight-complex="bold"/>
    </style:style>
    <style:style style:name="P24" style:family="paragraph" style:parent-style-name="Standard">
      <style:text-properties fo:color="#000000" fo:font-size="13.6999998092651pt" fo:font-weight="normal" officeooo:rsid="00241375" officeooo:paragraph-rsid="00241375" style:font-size-asian="12pt" style:language-asian="zh" style:country-asian="CN" style:font-weight-asian="normal" style:font-size-complex="13.6999998092651pt" style:font-weight-complex="normal"/>
    </style:style>
    <style:style style:name="P25" style:family="paragraph" style:parent-style-name="Standard">
      <style:text-properties fo:color="#000000" fo:font-size="13.6999998092651pt" fo:font-weight="normal" officeooo:rsid="0025d332" officeooo:paragraph-rsid="0025d332" style:font-size-asian="12pt" style:language-asian="zh" style:country-asian="CN" style:font-weight-asian="normal" style:font-size-complex="13.6999998092651pt" style:font-weight-complex="normal"/>
    </style:style>
    <style:style style:name="P26" style:family="paragraph" style:parent-style-name="Standard">
      <style:text-properties fo:color="#000000" fo:font-size="13.6999998092651pt" fo:font-weight="bold" officeooo:rsid="00241375" officeooo:paragraph-rsid="00241375" style:font-size-asian="12pt" style:language-asian="zh" style:country-asian="CN" style:font-weight-asian="bold" style:font-size-complex="13.6999998092651pt" style:font-weight-complex="bold"/>
    </style:style>
    <style:style style:name="P27" style:family="paragraph" style:parent-style-name="Standard">
      <style:text-properties fo:color="#000000" fo:font-size="15pt" fo:font-weight="bold" officeooo:rsid="00241375" officeooo:paragraph-rsid="00241375" style:font-size-asian="15pt" style:language-asian="zh" style:country-asian="CN" style:font-weight-asian="bold" style:font-size-complex="15pt" style:font-weight-complex="bold"/>
    </style:style>
    <style:style style:name="P28" style:family="paragraph" style:parent-style-name="Standard">
      <style:text-properties fo:color="#000000" fo:font-size="15pt" fo:font-weight="bold" officeooo:rsid="0027a8af" officeooo:paragraph-rsid="0027a8af" style:font-size-asian="15pt" style:language-asian="zh" style:country-asian="CN" style:font-weight-asian="bold" style:font-size-complex="15pt" style:font-weight-complex="bold"/>
    </style:style>
    <style:style style:name="P29" style:family="paragraph" style:parent-style-name="Standard">
      <style:text-properties fo:color="#000000" fo:font-size="22pt" fo:font-weight="bold" officeooo:rsid="0025d332" officeooo:paragraph-rsid="0025d332" style:font-size-asian="22pt" style:language-asian="zh" style:country-asian="CN" style:font-weight-asian="bold" style:font-size-complex="22pt" style:font-weight-complex="bold"/>
    </style:style>
    <style:style style:name="P30" style:family="paragraph" style:parent-style-name="Standard">
      <style:text-properties fo:color="#000000" fo:font-size="18pt" fo:font-weight="bold" officeooo:rsid="0025d332" officeooo:paragraph-rsid="0025d332" style:font-size-asian="18pt" style:language-asian="zh" style:country-asian="CN" style:font-weight-asian="bold" style:font-size-complex="18pt" style:font-weight-complex="bold"/>
    </style:style>
    <style:style style:name="P31" style:family="paragraph" style:parent-style-name="Standard">
      <style:text-properties fo:color="#000000" fo:font-size="16pt" fo:font-weight="bold" officeooo:rsid="0027a8af" officeooo:paragraph-rsid="0027a8af" style:font-size-asian="16pt" style:language-asian="zh" style:country-asian="CN" style:font-weight-asian="bold" style:font-size-complex="16pt" style:font-weight-complex="bold"/>
    </style:style>
    <style:style style:name="P32" style:family="paragraph" style:parent-style-name="Standard">
      <style:text-properties fo:color="#000000" fo:font-size="15pt" fo:font-weight="bold" officeooo:rsid="00241375" officeooo:paragraph-rsid="00241375" style:font-size-asian="15pt" style:language-asian="zh" style:country-asian="CN" style:font-weight-asian="bold" style:font-size-complex="15pt" style:font-weight-complex="bold"/>
    </style:style>
    <style:style style:name="P33" style:family="paragraph" style:parent-style-name="Standard">
      <style:text-properties fo:color="#000000" fo:font-size="13.6999998092651pt" fo:font-weight="bold" officeooo:rsid="0027a8af" officeooo:paragraph-rsid="00239f25" style:font-size-asian="12pt" style:language-asian="zh" style:country-asian="CN" style:font-weight-asian="bold" style:font-size-complex="13.6999998092651pt" style:font-weight-complex="bold"/>
    </style:style>
    <style:style style:name="P34" style:family="paragraph" style:parent-style-name="Standard">
      <style:text-properties fo:color="#ff0000" fo:font-size="16pt" fo:font-weight="bold" officeooo:rsid="0025d332" officeooo:paragraph-rsid="0025d332" style:font-size-asian="16pt" style:language-asian="zh" style:country-asian="CN" style:font-weight-asian="bold" style:font-size-complex="16pt" style:font-weight-complex="bold"/>
    </style:style>
    <style:style style:name="P35" style:family="paragraph" style:parent-style-name="Standard">
      <style:text-properties fo:color="#ff0000" fo:font-size="16pt" fo:font-weight="bold" officeooo:rsid="0027a8af" officeooo:paragraph-rsid="0027a8af" style:font-size-asian="16pt" style:language-asian="zh" style:country-asian="CN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9f25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officeooo:rsid="0027a8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数组可用作为集合</text:p>
      <text:p text:style-name="P1">可以存储基本的数据类型，也能存储对象。</text:p>
      <text:p text:style-name="P1"><text:s text:c="4"/>/*String str="2002-9-01";</text:p>
      <text:p text:style-name="P1"><text:tab/><text:tab/>SimpleDateFormat sp=new SimpleDateFormat("yyyy-MM-dd");</text:p>
      <text:p text:style-name="P1"><text:tab/><text:tab/>Date date=sp.parse(str);*/</text:p>
      <text:p text:style-name="P1"><text:tab/><text:tab/>//定义一个学生数组</text:p>
      <text:p text:style-name="P1"><text:tab/><text:tab/>Student[] stu=new Student[10];</text:p>
      <text:p text:style-name="P1"><text:tab/><text:tab/>for(int i=0;i&lt;10;i++){</text:p>
      <text:p text:style-name="P1"><text:tab/><text:tab/>Student s=new Student(i,"张三+"+i,1,new Date());</text:p>
      <text:p text:style-name="P1"><text:tab/><text:tab/>stu[i]=s;</text:p>
      <text:p text:style-name="P1"><text:tab/><text:tab/>}//遍历数组,<text:span text:style-name="T1">数组作为集合有局限，数组超出越界，长度是固定的。</text:span></text:p>
      <text:p text:style-name="P1"><text:tab/><text:tab/>for(int i=0;i&lt;stu.length;i++){</text:p>
      <text:p text:style-name="P1"><text:tab/><text:tab/><text:tab/>System.out.println(stu[i]);</text:p>
      <text:p text:style-name="P1"><text:tab/><text:tab/><text:tab/>//使用数值可以存储任意类型，使用Object可以存储。</text:p>
      <text:p text:style-name="P1"><text:tab/><text:tab/><text:tab/>Object [] objs=new Object[10];</text:p>
      <text:p text:style-name="P2">集合</text:p>
      <text:p text:style-name="P5">长度可变</text:p>
      <text:p text:style-name="P22">Collection</text:p>
      <text:p text:style-name="P3">//创建一个集合</text:p>
      <text:p text:style-name="P15">add往集合里面添加</text:p>
      <text:p text:style-name="P6"><text:s text:c="8"/><text:span text:style-name="T1">Collection coll =new ArrayList();</text:span></text:p>
      <text:p text:style-name="P6"><text:s text:c="8"/>for(int i=0;i&lt;20;i++){</text:p>
      <text:p text:style-name="P6"><text:s text:c="8"/>coll.add("张三"+i);</text:p>
      <text:p text:style-name="P6"><text:s text:c="8"/>}</text:p>
      <text:p text:style-name="P6"><text:s text:c="8"/>System.out.println(coll);</text:p>
      <text:p text:style-name="P6"><text:s text:c="8"/>//创建另一个集合</text:p>
      <text:p text:style-name="P6"><text:s text:c="8"/>Collection coll1 =new ArrayList();</text:p>
      <text:p text:style-name="P6"><text:s text:c="8"/>for(int i=0;i&lt;20;i++){</text:p>
      <text:p text:style-name="P6"><text:s text:c="8"/>coll1.add("李四"+i);</text:p>
      <text:p text:style-name="P6"><text:s text:c="8"/>}</text:p>
      <text:p text:style-name="P15">addAll()把一个集合中的内容加到另一个集合中</text:p>
      <text:p text:style-name="P6"><text:s text:c="9"/>coll.addAll(coll1);</text:p>
      <text:p text:style-name="P6"><text:s text:c="9"/>System.out.println(coll);</text:p>
      <text:p text:style-name="P6"><text:s text:c="9"/>System.out.println(coll1)</text:p>
      <text:p text:style-name="P6"><text:span text:style-name="T4"><text:s text:c="2"/></text:span><text:span text:style-name="T5">集合中可以村存储任何的数据类型</text:span></text:p>
      <text:p text:style-name="P6"><text:s text:c="9"/>Collection coll2 =new ArrayList();</text:p>
      <text:p text:style-name="P6"><text:s text:c="9"/>coll2.add(1);</text:p>
      <text:p text:style-name="P6"><text:s text:c="9"/>coll2.add(new Student(1,"王五",1,new Date()));</text:p>
      <text:p text:style-name="P6"><text:s text:c="9"/>coll2.add(new Date());</text:p>
      <text:p text:style-name="P6"><text:s text:c="9"/>System.out.println(coll2);<text:tab/></text:p>
      <text:p text:style-name="P18">集合中存储多个集合</text:p>
      <text:p text:style-name="P7"><text:s text:c="9"/>Collection coll3 =new ArrayList();</text:p>
      <text:p text:style-name="P7"><text:s text:c="10"/>for(int i=0;i&lt;3;i++){</text:p>
      <text:p text:style-name="P7"><text:s text:c="8"/><text:tab/> <text:s/>Collection coll4 =new ArrayList();</text:p>
      <text:p text:style-name="P7"><text:s text:c="8"/><text:tab/> <text:s/>for(int j=0;j&lt;5;j++){</text:p>
      <text:p text:style-name="P7"><text:s text:c="8"/><text:tab/><text:tab/> <text:s/>coll4.add(i+"数据"+j);</text:p>
      <text:p text:style-name="P7"><text:soft-page-break/><text:s text:c="8"/><text:tab/> <text:s/>}</text:p>
      <text:p text:style-name="P7"><text:s text:c="8"/><text:tab/> <text:s/>//把内层集合加入外层集合中</text:p>
      <text:p text:style-name="P7"><text:s text:c="8"/><text:tab/> <text:s/>coll3.add(coll4);</text:p>
      <text:p text:style-name="P14">集合可在类中定义用来存储数据</text:p>
      <text:p text:style-name="P8">private Collection col;</text:p>
      <text:p text:style-name="P20">Collection常用方法</text:p>
      <text:p text:style-name="P16"><text:s/>clear()删除集合中的所有元素</text:p>
      <text:p text:style-name="P9"><text:s text:c="9"/>//coll.clear();</text:p>
      <text:p text:style-name="P9"><text:s text:c="9"/>//System.out.println(coll);</text:p>
      <text:p text:style-name="P16"><text:s/>remove 删除集合中的指定元素</text:p>
      <text:p text:style-name="P9"><text:s text:c="9"/>//coll.remove("张三2");</text:p>
      <text:p text:style-name="P9"><text:s text:c="9"/>//System.out.println(coll);</text:p>
      <text:p text:style-name="P9"><text:s text:c="9"/>Collection coll1 =new ArrayList();</text:p>
      <text:p text:style-name="P9"><text:s text:c="9"/>for(int i=0;i&lt;2;i++){</text:p>
      <text:p text:style-name="P9"><text:s text:c="8"/><text:tab/> coll1.add("张三"+i);</text:p>
      <text:p text:style-name="P9"><text:s text:c="9"/>}</text:p>
      <text:p text:style-name="P16">removeAll从集合中删除一个小集合的内容</text:p>
      <text:p text:style-name="P9"><text:s text:c="9"/>//coll.addAll(coll1);</text:p>
      <text:p text:style-name="P9"><text:s text:c="9"/>//System.out.println(coll);</text:p>
      <text:p text:style-name="P9"><text:s text:c="9"/>coll.removeAll(coll1);</text:p>
      <text:p text:style-name="P9"><text:s text:c="9"/>System.out.println(coll);</text:p>
      <text:p text:style-name="P17">contains判断是否包含某个元素</text:p>
      <text:p text:style-name="P10"><text:s text:c="8"/>boolean b= coll.contains("张三10");</text:p>
      <text:p text:style-name="P10"><text:s text:c="8"/>System.out.println(b);</text:p>
      <text:p text:style-name="P17">containsAll判断一个大集合中是否包含小集合中的内容</text:p>
      <text:p text:style-name="P10"><text:s text:c="8"/>boolean b1=coll.containsAll(coll1);</text:p>
      <text:p text:style-name="P10"><text:s text:c="8"/>System.out.println(b1);</text:p>
      <text:p text:style-name="P10"><text:s/><text:span text:style-name="T5">isEmpty判断集合中是否有元素</text:span></text:p>
      <text:p text:style-name="P10"><text:s text:c="8"/>boolean b3=coll.isEmpty();</text:p>
      <text:p text:style-name="P10"><text:s text:c="8"/>System.out.println(b3);</text:p>
      <text:p text:style-name="P17">toArray把集合转成数组</text:p>
      <text:p text:style-name="P10"><text:s text:c="8"/>Object[] obs=coll.toArray();</text:p>
      <text:p text:style-name="P10"><text:s text:c="8"/>//通过数组可以得到具体的一个对象内容</text:p>
      <text:p text:style-name="P10"><text:s text:c="8"/>System.out.println(obs[0]);</text:p>
      <text:p text:style-name="P10"><text:s text:c="8"/>for(int i=0;i&lt;obs.length;i++){</text:p>
      <text:p text:style-name="P10"><text:s text:c="8"/><text:tab/>System.out.println(obs[i]);</text:p>
      <text:p text:style-name="P23">集合的遍历</text:p>
      <text:p text:style-name="P19">Iterator迭代器</text:p>
      <text:p text:style-name="P4">//创建集合的迭代器,这个迭代器只能给谁创建的谁就可以用</text:p>
      <text:p text:style-name="P11"><text:s text:c="9"/><text:span text:style-name="T1">Iterator it=coll.iterator();</text:span></text:p>
      <text:p text:style-name="P11"><text:s text:c="9"/>while(it.hasNext()){</text:p>
      <text:p text:style-name="P11"><text:s text:c="8"/><text:tab/> //shift+Alt+R可以一起修该同名的变量</text:p>
      <text:p text:style-name="P11"><text:s text:c="8"/><text:tab/> String <text:s/>obs=(String)it.next();</text:p>
      <text:p text:style-name="P11"><text:soft-page-break/><text:s text:c="8"/><text:tab/> System.out.println(obs);</text:p>
      <text:p text:style-name="P11"><text:s text:c="9"/>}</text:p>
      <text:p text:style-name="P11"><text:s text:c="8"/><text:span text:style-name="T1"><text:s/>//一个迭代器只能用一次，要再用再次创建一个</text:span></text:p>
      <text:p text:style-name="P12"><text:s text:c="6"/><text:span text:style-name="T2">//迭代器在遍历的时候，这个集合不能进行操作</text:span></text:p>
      <text:p text:style-name="P13"><text:s text:c="9"/>Iterator it2=coll.iterator();</text:p>
      <text:p text:style-name="P13"><text:s text:c="9"/>while(it2.hasNext()){</text:p>
      <text:p text:style-name="P13"><text:s text:c="8"/><text:tab/> //shift+Alt+R可以一起修该同名的变量</text:p>
      <text:p text:style-name="P13"><text:s text:c="8"/><text:tab/> String <text:s/>obs2=(String)it2.next();</text:p>
      <text:p text:style-name="P13"><text:s text:c="8"/><text:tab/> if("张三3".equals(obs2)){</text:p>
      <text:p text:style-name="P13"><text:s text:c="8"/><text:tab/><text:tab/> coll.add("李四");</text:p>
      <text:p text:style-name="P13"><text:s text:c="8"/><text:tab/> }</text:p>
      <text:p text:style-name="P13"><text:s text:c="8"/><text:tab/> System.out.println(obs2);</text:p>
      <text:p text:style-name="P13"><text:s text:c="9"/>}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6M47S</meta:editing-duration>
    <meta:editing-cycles>7</meta:editing-cycles>
    <meta:generator>LibreOffice/5.3.0.3$Windows_X86_64 LibreOffice_project/7074905676c47b82bbcfbea1aeefc84afe1c50e1</meta:generator>
    <dc:date>2017-12-19T13:31:08.944000000</dc:date>
    <meta:document-statistic meta:table-count="0" meta:image-count="0" meta:object-count="0" meta:page-count="3" meta:paragraph-count="102" meta:word-count="551" meta:character-count="2790" meta:non-whitespace-character-count="2102"/>
    <meta:user-defined meta:name="Info 1"/>
    <meta:user-defined meta:name="Info 2"/>
    <meta:user-defined meta:name="Info 3"/>
    <meta:user-defined meta:name="Info 4"/>
  </office:meta>
</office:document-meta>
</file>